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weight="bold" style:font-weight-asian="bold" style:font-weight-complex="bold"/>
    </style:style>
    <style:style style:name="P2"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color="#808080" style:font-name="Times New Roman"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fo:color="#0000ff" style:font-name="Times New Roman" fo:font-size="12pt"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style:font-name="Times New Roman" fo:font-weight="bold"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list-style-name="L1">
      <style:paragraph-properties fo:text-align="start" style:justify-single-word="false"/>
      <style:text-properties fo:font-weight="bold" style:font-weight-asian="bold" style:font-weight-complex="bold"/>
    </style:style>
    <style:style style:name="P9" style:family="paragraph" style:parent-style-name="Standard" style:list-style-name="L1">
      <style:paragraph-properties fo:text-align="start" style:justify-single-word="false"/>
      <style:text-properties fo:font-weight="normal" style:font-weight-asian="normal" style:font-weight-complex="normal"/>
    </style:style>
    <style:style style:name="P10" style:family="paragraph" style:parent-style-name="Standard" style:list-style-name="L1">
      <style:paragraph-properties fo:text-align="start" style:justify-single-word="false"/>
      <style:text-properties style:text-underline-style="solid" style:text-underline-width="auto" style:text-underline-color="font-color"/>
    </style:style>
    <style:style style:name="P11" style:family="paragraph" style:parent-style-name="Standard" style:list-style-name="L1">
      <style:paragraph-properties fo:text-align="start" style:justify-single-word="false" fo:background-color="transparent">
        <style:background-image/>
      </style:paragraph-properties>
      <style:text-properties fo:color="#808080"/>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style="italic" fo:font-weight="normal" style:font-weight-asian="normal" style:font-weight-complex="normal"/>
    </style:style>
    <style:style style:name="T5" style:family="text">
      <style:text-properties style:text-underline-style="non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0.121cm" fo:text-indent="-0.635cm" fo:margin-left="10.12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bsługa PS/2</text:p>
      <text:p text:style-name="P3">(na szaro opcjonalne)</text:p>
      <text:p text:style-name="P4"><text:a xlink:type="simple" xlink:href="http://www.computer-engineering.org/ps2protocol/">http://www.computer-engineering.org/ps2protocol/</text:a></text:p>
      <text:p text:style-name="P4"><text:a xlink:type="simple" xlink:href="http://www.computer-engineering.org/ps2keyboard/">http://www.computer-engineering.org/ps2keyboard/</text:a></text:p>
      <text:p text:style-name="P4"><text:a xlink:type="simple" xlink:href="http://www.computer-engineering.org/ps2keyboard/scancodes2.html">http://www.computer-engineering.org/ps2keyboard/scancodes2.html</text:a></text:p>
      <text:p text:style-name="P1"/>
      <text:list xml:id="list1438929698" text:style-name="L1">
        <text:list-item>
          <text:p text:style-name="P5">Uruchomienie</text:p>
          <text:list>
            <text:list-item>
              <text:p text:style-name="P7">podczas POR klawiatury odczytanie kodu BAT 0xAA (BAT successful) lub 0xFC (Error)</text:p>
              <text:p text:style-name="P7">UWAGA: FPGA może w pełni uruchomić się po klawiaturze i nie dostaniemy w ogóle tego kodu (trzeba by sprawdzić jakie są czasy inicjalizacji obu urządzeń, ew. być może jest możliwość sterowania zasilaniem portu PS/2, ale wątpię)</text:p>
            </text:list-item>
            <text:list-item>
              <text:p text:style-name="P7">0xF9 (Set All Keys Make) - <text:span text:style-name="T2">MARCIN: To wyłączy też breaki shift =&gt; próbujemy z Set 3 , a jak nie to będzie trzeba wszystko obsługiwać (breaki).</text:span></text:p>
            </text:list-item>
            <text:list-item>
              <text:p text:style-name="P7">0xEE (Echo) - The keyboard responds with "Echo" (0xEE). </text:p>
              <text:p text:style-name="P7">- do testowania ;]</text:p>
            </text:list-item>
            <text:list-item>
              <text:p text:style-name="P7">0xF0 (Set Scan Code Set) - Keyboard responds with "ack", then reads argument byte from the host (0x01, 0x02, or 0x03). The keyboard responds to this argument byte with "ack". If the argument byte is 0x00, the keyboard responds with "ack" followed by the current scan code set. </text:p>
              <text:p text:style-name="P7">- ustawiamy Set 2, choć możliwe że będzie automatycznie ustawiony</text:p>
            </text:list-item>
          </text:list>
          <text:p text:style-name="P7"><text:s text:c="6"/><text:span text:style-name="T2">MARCIN: Set 2 jest default, ale spróbujemy z Set 3, bo mniej śmieci : defaultowo tylko</text:span></text:p>
          <text:p text:style-name="P10"><text:span text:style-name="T5"><text:s text:c="5"/></text:span><text:s/>shift, alt i ctrl przesyłają wtedy break'i, więc to by nam wystarczyło. <text:s/></text:p>
          <text:list text:continue-numbering="true">
            <text:list-item>
              <text:p text:style-name="P11">0xED (Set/Reset LEDs) + bajt oznaczający którymi LEDami świecić:</text:p>
              <text:p text:style-name="P11">00000CNS (1 = on, 0 = off) - możemy świecić NumLockiem jak na PC</text:p>
              <text:p text:style-name="P7"/>
            </text:list-item>
          </text:list>
        </text:list-item>
        <text:list-item>
          <text:p text:style-name="P8">Obsługa</text:p>
          <text:list>
            <text:list-item>
              <text:p text:style-name="P7">przekrywanie się kodów (Set 2)</text:p>
              <text:list>
                <text:list-item>
                  <text:p text:style-name="P7">kody make 0..9, -, =, RSHIFT nie przekrywają się z innymi kodami</text:p>
                </text:list-item>
                <text:list-item>
                  <text:p text:style-name="P7">kod make LSHIFT przekrywa się z kodem PRINTSCREEN</text:p>
                  <text:p text:style-name="P7">(Shift i = są potrzebne do uzyskania +)</text:p>
                </text:list-item>
                <text:list-item>
                  <text:p text:style-name="P7">kod D przekrywa się z kodem MUTE</text:p>
                </text:list-item>
                <text:list-item>
                  <text:p text:style-name="P7">kod E nie przekrywa się</text:p>
                </text:list-item>
                <text:list-item>
                  <text:p text:style-name="P7">kody KP+, KP- nie przekrywają się</text:p>
                </text:list-item>
                <text:list-item>
                  <text:p text:style-name="P7">kody KP0..9 w większości przekrywają się z kodami klawiszy Insert..PageDown i strzałek</text:p>
                </text:list-item>
              </text:list>
              <text:p text:style-name="P7"><text:span text:style-name="T2">Wnioski:</text:span> Trzeba ustalić, czy dane mają pochodzić z klawiatury zwykłej, czy z numerycznej czy mogą z obu. W każdym przypadku będziemy musieli filtrować dwubajtowe kody zaczynające się od E0 i je odrzucać. Wielobajtowe kody zaczynające się od innego bajtu są niegroźne, odpadną na naszej funkcji dekodującej (za wyjątkiem kodów break interesujących nas klawiszy - por.(1.b)</text:p>
            </text:list-item>
          </text:list>
          <text:p text:style-name="P7"><text:s text:c="6"/><text:span text:style-name="T2">MARCIN: korzystamy z klawiszy znakowych (character), czyli proponuję bez <text:s text:c="10"/>klawiatury numerycznej + obsługujemy klawisze mające odpowiednik w ASCII.</text:span></text:p>
          <text:list text:continue-numbering="true">
            <text:list-header>
              <text:p text:style-name="P7"/>
            </text:list-header>
            <text:list-item>
              <text:p text:style-name="P7">rejestry kontrolera (widoczne w przestrzeni IO)</text:p>
              <text:p text:style-name="P7">Możemy wzorować się na kontrolerze <text:span text:style-name="T1">i8042.</text:span></text:p>
              <text:list>
                <text:list-item>
                  <text:p text:style-name="P9">pojedynczy rejestr buforujący jeden znak przesłany z klawiatury</text:p>
                </text:list-item>
                <text:list-item>
                  <text:p text:style-name="P9">rejestr kontrolny - w i8042 jest wypasiony, nam powinny wystarczyć dwa bity: <text:line-break/>KB_PRESENT - czy klawiatura jest podłączona (np. sprawdzone przez odebranie kodu BAT i/lub wysłanie i odebranie Echa)</text:p>
                  <text:p text:style-name="P9">DATA_READY - czy w buforze znajduje się nowy znak (zerowane po odczycie <text:soft-page-break/>rejestru buforującego)</text:p>
                  <text:p text:style-name="P9"/>
                </text:list-item>
              </text:list>
            </text:list-item>
            <text:list-item>
              <text:p text:style-name="P9">fizyczna komunikacja z szyną (docelowo trójstanową, możemy zrobić taką od razu)</text:p>
              <text:list>
                <text:list-item>
                  <text:p text:style-name="P9">z INP tylko czytamy, nie piszemy (odpada wejście WR)</text:p>
                </text:list-item>
                <text:list-item>
                  <text:p text:style-name="P9">widząc !IORQ, swój adres na A[] oraz !RD, INP odblokowuje bufory trójstanowe sygnałów: WAIT oraz D[], po czym wystawia !WAIT, następnie dane, po czym podnosi WAIT.</text:p>
                  <text:p text:style-name="P9">Po podniesieniu się RD, INP zamyka bufory trójstanowe.<text:line-break/></text:p>
                </text:list-item>
              </text:list>
            </text:list-item>
          </text:list>
        </text:list-item>
      </text:list>
      <text:p text:style-name="P6"><text:span text:style-name="T1"><text:tab/>d) protokół.</text:span></text:p>
      <text:p text:style-name="P6"><text:span text:style-name="T1"><text:tab/><text:tab/>PS/2 bus: </text:span></text:p>
      <text:p text:style-name="P6"><text:span text:style-name="T1"><text:tab/><text:tab/><text:tab/></text:span><text:span text:style-name="T3">1 - Data <text:s/>(OC)</text:span><text:span text:style-name="T1"><text:line-break/><text:tab/><text:tab/><text:tab/>2 - Not Implemented <text:line-break/><text:tab/><text:tab/><text:tab/>3 - Ground <text:line-break/><text:tab/><text:tab/><text:tab/>4 - Vcc (+5V) <text:line-break/><text:tab/><text:tab/><text:tab/></text:span><text:span text:style-name="T3">5 - Clock (OC)</text:span><text:span text:style-name="T1"><text:line-break/><text:tab/><text:tab/><text:tab/>6 - Not Implemented</text:span></text:p>
      <text:p text:style-name="P6"><text:span text:style-name="T1"><text:tab/><text:tab/>Uwagi: </text:span></text:p>
      <text:p text:style-name="P6"><text:span text:style-name="T1"><text:tab/><text:tab/><text:tab/>Clock zawsze generowany przez klawiaturę (device), priorytet kontroli </text:span></text:p>
      <text:p text:style-name="P6"><text:span text:style-name="T1"><text:tab/><text:tab/><text:tab/>nad szyną ma zawsze host (komputer/fpga). Host może przerywać nadawanie</text:span></text:p>
      <text:p text:style-name="P6"><text:span text:style-name="T1"><text:tab/><text:tab/><text:tab/>device, a device nadaje tylko gdy Host pozostawi odpowiednio długo stan</text:span></text:p>
      <text:p text:style-name="P6"><text:span text:style-name="T1"><text:tab/><text:tab/><text:tab/>Idle Bus.</text:span></text:p>
      <text:p text:style-name="P6"><text:span text:style-name="T1"><text:tab/><text:tab/>Stany szyny:</text:span></text:p>
      <text:p text:style-name="P6"><text:span text:style-name="T1"><text:tab/><text:tab/><text:tab/>Data = high, Clock = high:  </text:span><text:span text:style-name="T4">Idle state.</text:span><text:span text:style-name="T1"><text:line-break/><text:tab/><text:tab/><text:tab/>Data = high, Clock = low:  </text:span><text:span text:style-name="T4">Communication Inhibited.</text:span><text:span text:style-name="T1"><text:line-break/><text:tab/><text:tab/><text:tab/>Data = low, Clock = high:  </text:span><text:span text:style-name="T4">Host Request-to-Send</text:span></text:p>
      <text:p text:style-name="P6"><text:span text:style-name="T4"/></text:p>
      <text:p text:style-name="P6"><text:span text:style-name="T4"><text:tab/><text:tab/>DEVICE-&gt;HOST:</text:span></text:p>
      <text:p text:style-name="P6"><text:span text:style-name="T4"><text:tab/><text:tab/><text:tab/>1. Clock high for min. 50 microseconds.</text:span></text:p>
      <text:p text:style-name="P6"><text:span text:style-name="T4"><text:tab/><text:tab/><text:tab/>2. device: Set data (clock high). (if first - start)</text:span></text:p>
      <text:p text:style-name="P6"><text:span text:style-name="T4"><text:tab/><text:tab/><text:tab/>3. host: Read data(clock low).</text:span></text:p>
      <text:p text:style-name="P6"><text:span text:style-name="T4"/></text:p>
      <text:p text:style-name="P6"><text:span text:style-name="T4"><text:tab/><text:tab/>HOST-&gt;DEVICE:</text:span></text:p>
      <text:p text:style-name="P6"><text:span text:style-name="T4"><text:tab/><text:tab/><text:tab/>1) Bring the Clock line low for at least 100 microseconds. <text:line-break/><text:tab/><text:tab/><text:tab/>2) Bring the Data line low. <text:line-break/><text:tab/><text:tab/><text:tab/>3) Release the Clock line. <text:line-break/><text:tab/><text:tab/><text:tab/>4) Wait for the device to bring the Clock line low. <text:line-break/><text:tab/><text:tab/><text:tab/>5) Set/reset the Data line to send the first data bit <text:line-break/><text:tab/><text:tab/><text:tab/>6) Wait for the device to bring Clock high. <text:line-break/><text:tab/><text:tab/><text:tab/>7) Wait for the device to bring Clock low. <text:line-break/><text:tab/><text:tab/><text:tab/>8) Repeat steps 5-7 for the other seven data bits and the parity bit <text:line-break/><text:tab/><text:tab/><text:tab/>9) Release the Data line. <text:line-break/><text:tab/><text:tab/><text:tab/>10) Wait for the device to bring Data low. <text:line-break/><text:tab/><text:tab/><text:tab/>11) Wait for the device to bring Clock  low. <text:line-break/><text:tab/><text:tab/><text:tab/>12) Wait for the device to release Data and Clo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ksy Barcz</meta:initial-creator>
    <meta:creation-date>2011-03-12T21:16:55.29</meta:creation-date>
    <dc:date>2011-03-13T01:04:53</dc:date>
    <dc:creator>Marcin Harasimczuk</dc:creator>
    <meta:editing-duration>PT00H50M14S</meta:editing-duration>
    <meta:editing-cycles>2</meta:editing-cycles>
    <meta:generator>OpenOffice.org/3.2$Linux OpenOffice.org_project/320m12$Build-9483</meta:generator>
    <meta:document-statistic meta:table-count="0" meta:image-count="0" meta:object-count="0" meta:page-count="2" meta:paragraph-count="53" meta:word-count="701" meta:character-count="4386"/>
  </office:meta>
</office:document-meta>
</file>